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co6" style:family="table-column">
      <style:table-column-properties fo:break-before="auto" style:column-width="79.9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4">
          <table:table-cell office:value-type="string" calcext:value-type="string">
            <text:p>Logreg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6:09:36.664094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5-28T16:15:17.261662895</dc:date>
    <meta:editing-duration>PT8H25M45S</meta:editing-duration>
    <meta:editing-cycles>5</meta:editing-cycles>
    <meta:generator>LibreOffice/5.0.6.2$Linux_X86_64 LibreOffice_project/00m0$Build-2</meta:generator>
    <meta:document-statistic meta:table-count="3" meta:cell-count="156" meta:object-count="0"/>
    <meta:user-defined meta:name=""/>
  </office:meta>
</office:document-meta>
</file>